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99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fill="none" draw:fill-color="#ffff99" draw:textarea-vertical-align="middle"/>
    </style:style>
    <style:style style:name="gr3" style:family="graphic" style:parent-style-name="objectwithoutfill">
      <style:graphic-properties svg:stroke-width="0.102cm" svg:stroke-color="#000000" draw:marker-start-width="0.356cm" draw:marker-end="Arrowheads_20_2" draw:marker-end-width="0.508cm" draw:fill="none" draw:fill-color="#ffff99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svg:stroke-color="#000000" draw:marker-end="" draw:fill="solid" draw:fill-color="#94bd5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marker-end="" draw:fill="none" draw:fill-color="#ffffff" draw:textarea-horizontal-align="left" draw:auto-grow-height="true" draw:auto-grow-width="true" fo:min-height="0.536cm" fo:min-width="0cm"/>
    </style:style>
    <style:style style:name="gr6" style:family="graphic" style:parent-style-name="objectwithoutfill">
      <style:graphic-properties svg:stroke-width="0.102cm" svg:stroke-color="#000000" draw:marker-start-width="0.356cm" draw:marker-end="" draw:marker-end-width="0.356cm" draw:fill="none" draw:fill-color="#ffff99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svg:stroke-color="#000000" draw:marker-end="" draw:fill="solid" draw:fill-color="#cfe7f5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marker-end="" draw:fill="none" draw:fill-color="#ffffff" draw:textarea-horizontal-align="left" draw:auto-grow-height="true" draw:auto-grow-width="true" fo:min-height="5.295cm" fo:min-width="0cm"/>
    </style:style>
    <style:style style:name="gr9" style:family="graphic" style:parent-style-name="objectwithoutfill">
      <style:graphic-properties svg:stroke-width="0.102cm" svg:stroke-color="#000000" draw:marker-start-width="0.356cm" draw:marker-end="Arrowheads_20_1" draw:marker-end-width="0.559cm" draw:fill="none" draw:fill-color="#ffff99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draw:stroke="none" svg:stroke-color="#000000" draw:marker-end="" draw:fill="none" draw:fill-color="#ffff99" fo:min-height="0.713cm"/>
    </style:style>
    <style:style style:name="gr11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style:text-properties fo:color="#3333ff" fo:font-weight="bold" style:font-weight-asian="bold" style:font-weight-complex="bold"/>
    </style:style>
    <style:style style:name="P5" style:family="paragraph">
      <style:paragraph-properties fo:text-align="star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color="#3333ff" fo:font-weight="bold" style:font-weight-asian="bold" style:font-weight-complex="bold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953cm" svg:height="2.032cm" svg:x="7.477cm" svg:y="12.303cm">
          <text:p text:style-name="P1">area_manag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5.969cm" svg:height="3.556cm" svg:x="1.244cm" svg:y="8.933cm">
          <text:p text:style-name="P1"><text:span text:style-name="T1">ToasterHumanReader</text:span></text:p>
          <text:p text:style-name="P1"><text:span text:style-name="T1"/></text:p>
          <text:p text:style-name="P1"><text:span text:style-name="T1">ToasterRobotReader</text:span></text:p>
          <text:p text:style-name="P1"><text:span text:style-name="T1"/></text:p>
          <text:p text:style-name="P1"><text:span text:style-name="T1">ToasterObjectR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.295cm" svg:y1="11.223cm" svg:x2="7.264cm" svg:y2="11.25cm">
          <text:p/>
        </draw:line>
        <draw:line draw:style-name="gr2" draw:text-style-name="P1" draw:layer="layout" svg:x1="1.196cm" svg:y1="10.024cm" svg:x2="7.165cm" svg:y2="10.051cm">
          <text:p/>
        </draw:line>
        <draw:line draw:style-name="gr3" draw:text-style-name="P1" draw:layer="layout" svg:x1="4.432cm" svg:y1="8.806cm" svg:x2="4.432cm" svg:y2="6.012cm">
          <text:p/>
        </draw:line>
        <draw:custom-shape draw:style-name="gr4" draw:text-style-name="P3" draw:layer="layout" svg:width="6.604cm" svg:height="1.851cm" svg:x="1.384cm" svg:y="4.107cm">
          <text:p text:style-name="P1"><text:span text:style-name="T2">pdg/objectList</text:span></text:p>
          <text:p text:style-name="P1"><text:span text:style-name="T2">pdg/humanList</text:span></text:p>
          <text:p text:style-name="P1"><text:span text:style-name="T2">pdg/robot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3.851cm" svg:height="0.962cm" svg:x="4.899cm" svg:y="7.536cm">
          <draw:text-box>
            <text:p><text:span text:style-name="T3">subscribes</text:span></text:p>
          </draw:text-box>
        </draw:frame>
        <draw:line draw:style-name="gr6" draw:text-style-name="P1" draw:layer="layout" svg:x1="7.226cm" svg:y1="10.838cm" svg:x2="9.382cm" svg:y2="12.303cm">
          <text:p/>
        </draw:line>
        <draw:line draw:style-name="gr6" draw:text-style-name="P1" draw:layer="layout" svg:x1="11.036cm" svg:y1="12.362cm" svg:x2="12.781cm" svg:y2="10.244cm">
          <text:p/>
        </draw:line>
        <draw:custom-shape draw:style-name="gr7" draw:text-style-name="P1" draw:layer="layout" svg:width="7.35cm" svg:height="5.842cm" svg:x="12.854cm" svg:y="7.223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7.521cm" svg:height="6.131cm" svg:x="12.851cm" svg:y="7.266cm">
          <draw:text-box>
            <text:p text:style-name="P1"><text:span text:style-name="T4">Services</text:span></text:p>
            <text:p text:style-name="P5"><text:span text:style-name="T5">add_area</text:span></text:p>
            <text:p><text:span text:style-name="T2">remove_area</text:span></text:p>
            <text:p><text:span text:style-name="T2">remove_all_areas</text:span></text:p>
            <text:p><text:span text:style-name="T2">print_area</text:span></text:p>
            <text:p><text:span text:style-name="T2">print_all_areas</text:span></text:p>
            <text:p><text:span text:style-name="T2">get_relative_position</text:span></text:p>
            <text:p><text:span text:style-name="T2">get_multiple_relative_position</text:span></text:p>
            <text:p><text:span text:style-name="T2">publish_all_areas</text:span></text:p>
            <text:p><text:span text:style-name="T2"/></text:p>
          </draw:text-box>
        </draw:frame>
        <draw:line draw:style-name="gr9" draw:text-style-name="P1" draw:layer="layout" svg:x1="9.766cm" svg:y1="14.394cm" svg:x2="9.766cm" svg:y2="16.045cm">
          <text:p/>
        </draw:line>
        <draw:custom-shape draw:style-name="gr4" draw:text-style-name="P3" draw:layer="layout" svg:width="5.969cm" svg:height="2.667cm" svg:x="6.972cm" svg:y="16.035cm">
          <text:p text:style-name="P1"><text:span text:style-name="T2"/></text:p>
          <text:p text:style-name="P1"><text:span text:style-name="T2"/></text:p>
          <text:p text:style-name="P1"><text:span text:style-name="T2">area_manager/factList</text:span></text:p>
          <text:p text:style-name="P1"><text:span text:style-name="T2"/></text:p>
          <text:p text:style-name="P1"><text:span text:style-name="T2">area_manager/areaList</text:span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" draw:layer="layout" svg:width="3.851cm" svg:height="0.963cm" svg:x="10.274cm" svg:y="14.521cm">
          <draw:text-box>
            <text:p><text:span text:style-name="T3">publishes</text:span></text:p>
          </draw:text-box>
        </draw:frame>
        <draw:line draw:style-name="gr11" draw:text-style-name="P1" draw:layer="layout" svg:x1="6.972cm" svg:y1="17.215cm" svg:x2="12.814cm" svg:y2="17.18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3000 3000" svg:d="m1500 0 1500 3000h-3000zm0 447-1176 2353h2353z"/>
    <draw:marker draw:name="Arrowheads_20_2" draw:display-name="Arrowheads 2" svg:viewBox="0 0 3000 3000" svg:d="m1500 0 1500 3000h-3000zm0 447-1176 2353h2353z"/>
    <draw:marker draw:name="Triangle_20_unfilled" draw:display-name="Triangle unfilled" svg:viewBox="0 0 4176 5800" svg:d="m1500 0 1500 3000h-3000zm-1500 3447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2.71cm" fo:margin-bottom="7.422cm" fo:margin-left="0.114cm" fo:margin-right="0.424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6-22T18:07:35.394054818</meta:creation-date>
    <dc:date>2016-06-28T13:30:14</dc:date>
    <meta:editing-duration>PT4M5S</meta:editing-duration>
    <meta:editing-cycles>5</meta:editing-cycles>
    <meta:generator>LibreOffice/3.5$Linux_X86_64 LibreOffice_project/350m1$Build-2</meta:generator>
    <dc:creator>gmilliez </dc:creator>
    <meta:document-statistic meta:object-count="15"/>
  </office:meta>
</office:document-meta>
</file>